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office:version="1.0">
  <office:body>
    <office:text>
      <text:h text:style-name="P1" text:outline-level="1">Piknik Vakti / Picnic Time</text:h>
      <text:p>TR: Oda oluştur, kodla katıl, çiplerden ürün seç, durumları yönet.</text:p>
      <text:p>EN: Create room, join via code, pick items via chips, manage statuses.</text:p>
    </office:text>
  </office:body>
</office:document-content>
</file>